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3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Normal" style:font-family-generic="roman"/>
    <style:font-face style:name="Times New Roman4" svg:font-family="'Times New Roman'" style:font-adornments="Normal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2" style:family="paragraph" style:parent-style-name="ABNT_20_-_20_Capa">
      <style:text-properties fo:font-weight="normal" style:font-weight-asian="normal" style:font-weight-complex="normal"/>
    </style:style>
    <style:style style:name="P3" style:family="paragraph" style:parent-style-name="ABNT_20_-_20_Capa">
      <style:text-properties officeooo:rsid="002a170c" officeooo:paragraph-rsid="002a170c"/>
    </style:style>
    <style:style style:name="P4" style:family="paragraph" style:parent-style-name="ABNT_20_-_20_Capa">
      <style:text-properties style:font-name="Arial"/>
    </style:style>
    <style:style style:name="P5" style:family="paragraph" style:parent-style-name="ABNT_20_-_20_Títulos_20_centralizados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0.7874in"/>
          <style:tab-stop style:position="6.2992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0.7874in"/>
          <style:tab-stop style:position="6.2992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0.7874in"/>
          <style:tab-stop style:position="6.2992in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0.7874in"/>
          <style:tab-stop style:position="6.2992in" style:type="right" style:leader-style="dotted" style:leader-text="."/>
        </style:tab-stops>
      </style:paragraph-properties>
    </style:style>
    <style:style style:name="P10" style:family="paragraph" style:parent-style-name="Contents_20_5">
      <style:paragraph-properties>
        <style:tab-stops>
          <style:tab-stop style:position="0.7874in"/>
          <style:tab-stop style:position="6.2992in" style:type="right" style:leader-style="dotted" style:leader-text="."/>
        </style:tab-stops>
      </style:paragraph-properties>
    </style:style>
    <style:style style:name="P11" style:family="paragraph" style:parent-style-name="Contents_20_6">
      <style:paragraph-properties>
        <style:tab-stops>
          <style:tab-stop style:position="0.7874in"/>
          <style:tab-stop style:position="6.2992in" style:type="right" style:leader-style="dotted" style:leader-text="."/>
        </style:tab-stops>
      </style:paragraph-properties>
    </style:style>
    <style:style style:name="P12" style:family="paragraph" style:parent-style-name="ABNT_20_-_20_Capa">
      <style:text-properties fo:text-transform="uppercase" style:font-name="Arial" fo:font-weight="bold" officeooo:rsid="0071f15b" officeooo:paragraph-rsid="0071f15b"/>
    </style:style>
    <style:style style:name="P13" style:family="paragraph" style:parent-style-name="ABNT_20_-_20_Capa">
      <style:text-properties officeooo:rsid="0071f15b" officeooo:paragraph-rsid="0071f15b"/>
    </style:style>
    <style:style style:name="P14" style:family="paragraph" style:parent-style-name="ABNT_20_-_20_Capa">
      <style:text-properties style:font-name="Arial" officeooo:paragraph-rsid="0071f15b"/>
    </style:style>
    <style:style style:name="P15" style:family="paragraph" style:parent-style-name="ABNT_20_-_20_Corpo_20_de_20_texto">
      <style:text-properties officeooo:rsid="0071f15b" officeooo:paragraph-rsid="0071f15b"/>
    </style:style>
    <style:style style:name="P16" style:family="paragraph" style:parent-style-name="ABNT_20_-_20_Corpo_20_de_20_texto">
      <style:paragraph-properties fo:margin-left="0in" fo:margin-right="0in" fo:text-indent="0in" style:auto-text-indent="false"/>
    </style:style>
    <style:style style:name="P17" style:family="paragraph" style:parent-style-name="ABNT_20_-_20_Corpo_20_de_20_texto">
      <style:text-properties officeooo:rsid="0072ae05" officeooo:paragraph-rsid="0072ae05"/>
    </style:style>
    <style:style style:name="P18" style:family="paragraph" style:parent-style-name="ABNT_20_-_20_Corpo_20_de_20_texto" style:list-style-name="L1">
      <style:text-properties officeooo:rsid="0072ae05" officeooo:paragraph-rsid="0072ae05"/>
    </style:style>
    <style:style style:name="P19" style:family="paragraph" style:parent-style-name="ABNT_20_-_20_Corpo_20_de_20_texto">
      <style:text-properties officeooo:rsid="00741d02" officeooo:paragraph-rsid="00741d02"/>
    </style:style>
    <style:style style:name="P20" style:family="paragraph" style:parent-style-name="ABNT_20_-_20_Corpo_20_de_20_texto" style:list-style-name="L1">
      <style:text-properties officeooo:rsid="00741d02" officeooo:paragraph-rsid="00741d02"/>
    </style:style>
    <style:style style:name="P21" style:family="paragraph" style:parent-style-name="ABNT_20_-_20_Corpo_20_de_20_texto" style:list-style-name="L3">
      <style:text-properties officeooo:rsid="00741d02" officeooo:paragraph-rsid="00741d02"/>
    </style:style>
    <style:style style:name="P22" style:family="paragraph" style:parent-style-name="ABNT_20_-_20_Corpo_20_de_20_texto">
      <style:paragraph-properties fo:margin-left="0in" fo:margin-right="0in" fo:text-indent="0in" style:auto-text-indent="false"/>
      <style:text-properties officeooo:paragraph-rsid="00741d02"/>
    </style:style>
    <style:style style:name="P23" style:family="paragraph" style:parent-style-name="ABNT_20_-_20_Corpo_20_de_20_texto">
      <style:text-properties officeooo:rsid="007565ec" officeooo:paragraph-rsid="007565ec"/>
    </style:style>
    <style:style style:name="P24" style:family="paragraph" style:parent-style-name="ABNT_20_-_20_Título_20_1" style:master-page-name="Index">
      <style:paragraph-properties style:page-number="auto"/>
    </style:style>
    <style:style style:name="P25" style:family="paragraph" style:parent-style-name="ABNT_20_-_20_Título_20_1">
      <style:text-properties style:font-name="Arial" officeooo:rsid="0072ae05" officeooo:paragraph-rsid="0072ae05"/>
    </style:style>
    <style:style style:name="P26" style:family="paragraph" style:parent-style-name="ABNT_20_-_20_Título_20_2">
      <style:text-properties officeooo:rsid="0071f15b" officeooo:paragraph-rsid="0071f15b"/>
    </style:style>
    <style:style style:name="P27" style:family="paragraph" style:parent-style-name="ABNT_20_-_20_Título_20_2">
      <style:text-properties officeooo:rsid="0072ae05" officeooo:paragraph-rsid="0072ae05"/>
    </style:style>
    <style:style style:name="P28" style:family="paragraph" style:parent-style-name="ABNT_20_-_20_Título_20_2">
      <style:text-properties officeooo:rsid="007565ec" officeooo:paragraph-rsid="007565ec"/>
    </style:style>
    <style:style style:name="P29" style:family="paragraph" style:parent-style-name="Contents_20_1">
      <style:paragraph-properties>
        <style:tab-stops>
          <style:tab-stop style:position="0.7874in"/>
          <style:tab-stop style:position="6.2992in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0.7874in"/>
          <style:tab-stop style:position="6.2992in" style:type="right" style:leader-style="dotted" style:leader-text="."/>
        </style:tab-stops>
      </style:paragraph-properties>
    </style:style>
    <style:style style:name="P31" style:family="paragraph" style:parent-style-name="Table">
      <style:text-properties officeooo:rsid="0017ce6e"/>
    </style:style>
    <style:style style:name="T1" style:family="text">
      <style:text-properties fo:text-transform="uppercase" fo:color="#000000" loext:opacity="100%" fo:font-weight="bold" officeooo:rsid="0071f15b" fo:background-color="transparent" loext:char-shading-value="0"/>
    </style:style>
    <style:style style:name="T2" style:family="text">
      <style:text-properties fo:text-transform="uppercase" fo:font-weight="bold"/>
    </style:style>
    <style:style style:name="T3" style:family="text">
      <style:text-properties fo:text-transform="uppercase" fo:font-weight="bold" officeooo:rsid="00092f8c"/>
    </style:style>
    <style:style style:name="T4" style:family="text">
      <style:text-properties fo:text-transform="uppercase" fo:font-weight="bold" officeooo:rsid="0071f15b" fo:background-color="transparent" loext:char-shading-value="0"/>
    </style:style>
    <style:style style:name="T5" style:family="text">
      <style:text-properties fo:text-transform="uppercase" style:font-name="Arial3"/>
    </style:style>
    <style:style style:name="T6" style:family="text">
      <style:text-properties style:font-name="Arial3"/>
    </style:style>
    <style:style style:name="T7" style:family="text">
      <style:text-properties style:font-name="Arial3" officeooo:rsid="0072ae05"/>
    </style:style>
    <style:style style:name="T8" style:family="text">
      <style:text-properties style:font-name="Arial3" officeooo:rsid="00741d02"/>
    </style:style>
    <style:style style:name="T9" style:family="text">
      <style:text-properties style:font-name="Arial3" officeooo:rsid="007565ec"/>
    </style:style>
    <style:style style:name="T10" style:family="text">
      <style:text-properties officeooo:rsid="0072ae05"/>
    </style:style>
    <style:style style:name="T11" style:family="text">
      <style:text-properties officeooo:rsid="00741d02"/>
    </style:style>
    <style:style style:name="T12" style:family="text">
      <style:text-properties officeooo:rsid="007565e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  <text:sequence-decl text:display-outline-level="0" text:name="Gráfico"/>
      </text:sequence-decls>
      <text:p text:style-name="P4">UNIVERSIDADE FEDERAL DA FRONTEIRA SUL</text:p>
      <text:p text:style-name="P4">CAMPUS <text:span text:style-name="T1">chapecó</text:span></text:p>
      <text:p text:style-name="P4"><text:span text:style-name="T3">CURSO DE </text:span><text:span text:style-name="T4">ciência da computação</text:span></text:p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P12">andrei camilotto, bernardo krein, djonatan bonelli e gustavo costella</text:p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P13">fixing bugs</text:p>
      <text:p text:style-name="P2"/>
      <text:p text:style-name="ABNT_20_-_20_Capa"/>
      <text:p text:style-name="P3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P14"><text:span text:style-name="T4">chapecó</text:span></text:p>
      <text:p text:style-name="P5">sumário</text:p>
      <text:table-of-content text:style-name="Sect1" text:protected="true" text:name="Índice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7874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0.7874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0.7874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0.7874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0.7874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0.7874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9"><text:a xlink:type="simple" xlink:href="#__RefHeading___Toc1328_2677765617" text:style-name="Index_20_Link" text:visited-style-name="Index_20_Link">1 <text:tab/>introdução<text:tab/>3</text:a></text:p>
          <text:p text:style-name="P30"><text:a xlink:type="simple" xlink:href="#__RefHeading___Toc1330_2677765617" text:style-name="Index_20_Link" text:visited-style-name="Index_20_Link">1.1 <text:tab/>Especificação do bug<text:tab/>3</text:a></text:p>
          <text:p text:style-name="P29"><text:a xlink:type="simple" xlink:href="#__RefHeading___Toc1334_2677765617" text:style-name="Index_20_Link" text:visited-style-name="Index_20_Link">2 <text:tab/>Correção do bug<text:tab/>4</text:a></text:p>
          <text:p text:style-name="P30"><text:a xlink:type="simple" xlink:href="#__RefHeading___Toc1336_2677765617" text:style-name="Index_20_Link" text:visited-style-name="Index_20_Link">2.1 <text:tab/>Arquivos alterados<text:tab/>4</text:a></text:p>
          <text:p text:style-name="P30"><text:a xlink:type="simple" xlink:href="#__RefHeading___Toc684_215883961" text:style-name="Index_20_Link" text:visited-style-name="Index_20_Link">2.2 <text:tab/>Linhas alteradas<text:tab/>4</text:a></text:p>
          <text:p text:style-name="P29"><text:a xlink:type="simple" xlink:href="#__RefHeading___Toc1949_2677765617" text:style-name="Index_20_Link" text:visited-style-name="Index_20_Link">3 <text:tab/>Considerações finais<text:tab/>6</text:a></text:p>
        </text:index-body>
      </text:table-of-content>
      <text:p text:style-name="ABNT_20_-_20_Corpo_20_de_20_texto"/>
      <text:p text:style-name="ABNT_20_-_20_Corpo_20_de_20_texto"/>
      <text:h text:style-name="P24" text:outline-level="1"><text:bookmark-start text:name="__RefHeading___Toc1328_2677765617"/>introdução<text:bookmark-end text:name="__RefHeading___Toc1328_2677765617"/></text:h>
      <text:p text:style-name="P15">O trabalho consiste na correç<text:span text:style-name="T6">ão de pelo menos um dos bugs identificados pela equipe, ou turma, no sistema de SGBD ‘uffsdb’ desenvolvido pelo curso. O bug escolhido foi identificado e entregue em trabalhos anteriores e consiste em:</text:span></text:p>
      <text:p text:style-name="P15">Ao conectar a um banco utilizando \c, caso o usuário insira um ; ao final da linha de comando, ocorrerá uma duplicação na impressão do nome do banco (atual ou de destino), independentemente se a operação for válida ou não. Por exemplo:</text:p>
      <text:p text:style-name="P15">Considere a existência de um banco chamando 'teste'. Caso o usuário insira a linha '\c teste;' o banco imprimirá: 'teste=# teste=#'. Caso ele insira '\c teste' a impressão ocorre normalmente: 'teste=#'.</text:p>
      <text:h text:style-name="P26" text:outline-level="2"><text:bookmark-start text:name="__RefHeading___Toc1330_2677765617"/>Especificaç<text:span text:style-name="T5">ão do bug</text:span><text:bookmark-end text:name="__RefHeading___Toc1330_2677765617"/></text:h>
      <text:p text:style-name="P15">Com a descriç<text:span text:style-name="T6">ão do bug, foi possível identificar a origem do comportamento. Com a maneira que o compilador de SQL interpreta a linha de comando, para cada ‘;’ identificado, haverá uma impressão no terminal contendo o nome do banco e ‘=#’. Como por exemplo, caso seja escrito ‘;;;;’ no terminal e pressionado enter, a próxima linha de comando será ‘teste=# teste=# teste=# teste=#’ considerando que estamos num banco denominado ‘teste’. </text:span></text:p>
      <text:p text:style-name="P15">Por conta disso, caso seja inserido o comando <text:span text:style-name="T6">‘\c teste;’ haverá uma impressão de ‘teste=#’ ao concluir o acesso ao banco, e mais uma ao se reconhecer o ‘;’. </text:span></text:p>
      <text:h text:style-name="P25" text:outline-level="1"><text:bookmark-start text:name="__RefHeading___Toc1334_2677765617"/><text:span text:style-name="T2">Correção do bug</text:span><text:bookmark-end text:name="__RefHeading___Toc1334_2677765617"/></text:h>
      <text:p text:style-name="P16"><text:tab/><text:span text:style-name="T10">Para corrigir o bug, foi adicionada uma vari</text:span><text:span text:style-name="T7">ável que servirá como flag global nos arquivos LEX e YACC que servirá para identificar quando um comando SQL está sendo executado, desse modo, os ‘;’ podem ser ignorados pelo compilador caso não estejam dentro de um comando reconhecido como SQL. Assim, evitando erros de comportamento do sistema quando ele se depara com ‘;’ utilizados em momentos desnecessários.</text:span></text:p>
      <text:h text:style-name="P27" text:outline-level="2"><text:bookmark-start text:name="__RefHeading___Toc1336_2677765617"/>Arquivos alterados<text:bookmark-end text:name="__RefHeading___Toc1336_2677765617"/></text:h>
      <text:p text:style-name="P17">Para isso foram alterados os arquivos ‘<text:span text:style-name="T12">lex.l</text:span><text:span text:style-name="T9">’ e ‘yacc.y’ localizados nos diretórios </text:span><text:span text:style-name="T6">‘uffsdb/Fonte/interface/lex.l’ e ‘uffsdb/Fonte/interface/yacc.y’ </text:span><text:span text:style-name="T9">respectivamente.</text:span></text:p>
      <text:h text:style-name="P28" text:outline-level="2"><text:bookmark-start text:name="__RefHeading___Toc684_215883961"/><text:span text:style-name="T6">Linhas alteradas</text:span><text:bookmark-end text:name="__RefHeading___Toc684_215883961"/></text:h>
      <text:p text:style-name="P19">Foram alteradas as linhas:</text:p>
      <text:list xml:id="list2349345248" text:style-name="L1">
        <text:list-header>
          <text:p text:style-name="P18">lex.l:</text:p>
        </text:list-header>
        <text:list-item>
          <text:p text:style-name="P18">14: Adicionada a vari<text:span text:style-name="T6">ável global</text:span></text:p>
        </text:list-item>
        <text:list-item>
          <text:p text:style-name="P18">21-48: Adicionado condicional para modificar a <text:span text:style-name="T11">flag</text:span><text:span text:style-name="T6"> caso um TOKEN de SQL seja reconhecido</text:span></text:p>
        </text:list-item>
        <text:list-item>
          <text:p text:style-name="P20">51: Adicionado condicional para retornar <text:span text:style-name="T6">‘;’ com base na flag.</text:span></text:p>
          <text:p text:style-name="P18">yacc.y:</text:p>
        </text:list-item>
      </text:list>
      <text:list xml:id="list834539836" text:style-name="L3">
        <text:list-item>
          <text:p text:style-name="P21">32: <text:span text:style-name="T10">Adicionada a vari</text:span><text:span text:style-name="T7">ável global</text:span></text:p>
        </text:list-item>
        <text:list-item>
          <text:p text:style-name="P21"><text:span text:style-name="T7">5</text:span><text:span text:style-name="T6">3, 62, 64, 69, 79, 90, 100, 106, 109, 123, 146, 169, 175, 181, 188, 233: Fazendo o RESET da flag.</text:span></text:p>
        </text:list-item>
      </text:list>
      <text:p text:style-name="P19"/>
      <text:p text:style-name="P22"><text:span text:style-name="T11"><text:tab/>Importante ressaltar que com a adiç</text:span><text:span text:style-name="T8">ão de novas linhas e/ou quebras de linhas, a numeração das linhas alteradas mudou conforme a necessidade, assim, as linhas descritas acima consideram a versão final do código. Para uma comparação </text:span><text:soft-page-break/><text:span text:style-name="T8">com o código antigo é possível verificar o histórico de edições diretamente no </text:span><text:a xlink:type="simple" xlink:href="https://github.com/Andrei5223/uffsdb.git" text:style-name="Internet_20_link" text:visited-style-name="Visited_20_Internet_20_Link"><text:span text:style-name="T8">fork</text:span></text:a><text:span text:style-name="T8"> criado a partir do repositório original do uffsdb.</text:span></text:p>
      <text:p text:style-name="P31"/>
      <text:h text:style-name="ABNT_20_-_20_Título_20_1" text:outline-level="1"><text:bookmark-start text:name="__RefHeading___Toc1949_2677765617"/>Considerações finais<text:bookmark-end text:name="__RefHeading___Toc1949_2677765617"/></text:h>
      <text:p text:style-name="P23">Desse modo, o bug foi corrigido considerando n<text:span text:style-name="T6">ão apenas o descrito inicialmente como um erro do ‘/c’, mas sim a razão para esse comportamento inesperado. Com essa correção, o caractere ‘;’ vai ser levado em consideração apenas no contexto esperado, não causando comportamentos inesperados em outras situações.</text:span></text:p>
      <text:p text:style-name="P23">Foram realizados testes para garantir que todas as outras funcionalidades do banco estavam funcionando corretamente, garantindo que o caractere estava sendo identificado quando necess<text:span text:style-name="T6">ári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3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Normal" style:font-family-generic="roman"/>
    <style:font-face style:name="Times New Roman4" svg:font-family="'Times New Roman'" style:font-adornments="Norma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3.1492in" fo:margin-right="0in" fo:line-height="100%" fo:text-align="justify" style:justify-single-word="false" fo:orphans="2" fo:widows="2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ABNT_20_-_20_Corpo_20_de_20_texto" style:display-name="ABNT - Corpo de texto" style:family="paragraph" style:parent-style-name="Standard" style:master-page-name="">
      <style:paragraph-properties fo:margin-left="0in" fo:margin-right="0in" fo:line-height="150%" fo:text-align="justify" style:justify-single-word="false" fo:text-indent="0.4925in" style:auto-text-indent="false" style:page-number="auto"/>
      <style:text-properties style:font-name="Arial3" fo:font-family="Arial" style:font-style-name="Normal" style:font-family-generic="swiss" style:font-pitch="variable" officeooo:rsid="0000023a"/>
    </style:style>
    <style:style style:name="ABNT_20_-_20_Título_20_1" style:display-name="ABNT - Título 1" style:family="paragraph" style:parent-style-name="ABNT_20_-_20_Corpo_20_de_20_texto" style:next-style-name="ABNT_20_-_20_Corpo_20_de_20_texto" style:default-outline-level="1" style:master-page-name="">
      <style:paragraph-properties fo:margin-left="0in" fo:margin-right="0in" fo:margin-top="0in" fo:margin-bottom="0.3543in" style:contextual-spacing="false" fo:line-height="150%" fo:text-align="start" style:justify-single-word="false" style:register-true="false" fo:text-indent="0in" style:auto-text-indent="false" style:page-number="auto" fo:break-before="page" fo:keep-with-next="always" style:vertical-align="baseline">
        <style:tab-stops/>
      </style:paragraph-properties>
      <style:text-properties fo:text-transform="uppercase" style:font-name="Arial2" fo:font-family="Arial" style:font-style-name="Negrito" style:font-family-generic="swiss" style:font-pitch="variable" fo:font-weight="bold"/>
    </style:style>
    <style:style style:name="ABNT_20_-_20_Título_20_2" style:display-name="ABNT - Título 2" style:family="paragraph" style:parent-style-name="ABNT_20_-_20_Corpo_20_de_20_texto" style:next-style-name="ABNT_20_-_20_Corpo_20_de_20_texto" style:default-outline-level="2">
      <style:paragraph-properties fo:margin-left="0in" fo:margin-right="0in" fo:margin-top="0.3543in" fo:margin-bottom="0.3543in" style:contextual-spacing="false" fo:text-align="start" style:justify-single-word="false" fo:text-indent="0in" style:auto-text-indent="false"/>
      <style:text-properties fo:text-transform="uppercase" style:font-name="Arial3" fo:font-family="Arial" style:font-style-name="Normal" style:font-family-generic="swiss" style:font-pitch="variable"/>
    </style:style>
    <style:style style:name="ABNT_20_-_20_Título_20_3" style:display-name="ABNT - Título 3" style:family="paragraph" style:parent-style-name="ABNT_20_-_20_Corpo_20_de_20_texto" style:next-style-name="ABNT_20_-_20_Corpo_20_de_20_texto" style:default-outline-level="3">
      <style:paragraph-properties fo:margin-left="0in" fo:margin-right="0in" fo:margin-top="0.3543in" fo:margin-bottom="0.3543in" style:contextual-spacing="false" fo:text-align="start" style:justify-single-word="false" fo:text-indent="0in" style:auto-text-indent="false"/>
      <style:text-properties fo:font-weight="bold" officeooo:rsid="0001a177"/>
    </style:style>
    <style:style style:name="ABNT_20_-_20_Título_20_4" style:display-name="ABNT - Título 4" style:family="paragraph" style:parent-style-name="ABNT_20_-_20_Corpo_20_de_20_texto" style:next-style-name="ABNT_20_-_20_Corpo_20_de_20_texto" style:default-outline-level="4">
      <style:paragraph-properties fo:margin-left="0in" fo:margin-right="0in" fo:margin-top="0.3543in" fo:margin-bottom="0.3543in" style:contextual-spacing="false" fo:text-align="start" style:justify-single-word="false" fo:text-indent="0in" style:auto-text-indent="false"/>
      <style:text-properties officeooo:rsid="000283c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BNT_20_-_20_Título_20_5" style:display-name="ABNT - Título 5" style:family="paragraph" style:parent-style-name="ABNT_20_-_20_Corpo_20_de_20_texto" style:next-style-name="ABNT_20_-_20_Corpo_20_de_20_texto" style:default-outline-level="5">
      <style:paragraph-properties fo:margin-left="0in" fo:margin-right="0in" fo:margin-top="0.3543in" fo:margin-bottom="0.3543in" style:contextual-spacing="false" fo:text-align="start" style:justify-single-word="false" fo:text-indent="0in" style:auto-text-indent="false"/>
      <style:text-properties fo:font-style="italic" officeooo:rsid="000283cd"/>
    </style:style>
    <style:style style:name="Heading_20_5" style:display-name="Heading 5" style:family="paragraph" style:parent-style-name="Heading" style:next-style-name="Text_20_body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ABNT_20_-_20_Capa" style:display-name="ABNT - Capa" style:family="paragraph" style:parent-style-name="ABNT_20_-_20_Corpo_20_de_20_texto">
      <style:paragraph-properties fo:margin-left="0in" fo:margin-right="0in" fo:text-align="center" style:justify-single-word="false" fo:text-indent="0in" style:auto-text-indent="false"/>
      <style:text-properties fo:text-transform="uppercase" style:font-name="Arial2" fo:font-family="Arial" style:font-style-name="Negrito" style:font-family-generic="swiss" style:font-pitch="variable" fo:font-weight="bold"/>
    </style:style>
    <style:style style:name="ABNT_20_-_20_Natureza_20_do_20_trabalho" style:display-name="ABNT - Natureza do trabalho" style:family="paragraph" style:parent-style-name="Standard">
      <style:paragraph-properties fo:margin-left="3.1492in" fo:margin-right="0in" fo:line-height="100%" fo:text-align="justify" style:justify-single-word="false" fo:text-indent="0in" style:auto-text-indent="false"/>
      <style:text-properties style:font-name="Arial3" fo:font-family="Arial" style:font-style-name="Normal" style:font-family-generic="swiss" style:font-pitch="variable" fo:font-size="10pt" fo:font-weight="normal" officeooo:rsid="00147501" style:font-weight-asian="bold" style:font-weight-complex="bold"/>
    </style:style>
    <style:style style:name="ABNT_20_-_20_Folha_20_de_20_aprovação" style:display-name="ABNT - Folha de aprovação" style:family="paragraph" style:parent-style-name="ABNT_20_-_20_Capa">
      <style:text-properties fo:font-variant="normal" fo:text-transform="none" fo:font-weight="normal" officeooo:rsid="00092f8c"/>
    </style:style>
    <style:style style:name="ABNT_20_-_20_Dedicatória" style:display-name="ABNT - Dedicatória" style:family="paragraph" style:parent-style-name="Standard" style:next-style-name="ABNT_20_-_20_Corpo_20_de_20_texto" style:master-page-name="">
      <style:paragraph-properties fo:margin-left="3.1492in" fo:margin-right="0in" fo:line-height="150%" fo:text-align="justify" style:justify-single-word="false" fo:text-indent="0in" style:auto-text-indent="false" style:page-number="auto"/>
      <style:text-properties style:font-name="Times New Roman4" fo:font-family="'Times New Roman'" style:font-style-name="Normal" style:font-family-generic="roman" style:font-pitch="variable" fo:font-weight="normal" officeooo:rsid="00147501" style:font-weight-asian="bold" style:font-weight-complex="bold"/>
    </style:style>
    <style:style style:name="ABNT_20_-_20_Títulos_20_centralizados" style:display-name="ABNT - Títulos centralizados" style:family="paragraph" style:parent-style-name="ABNT_20_-_20_Corpo_20_de_20_texto" style:next-style-name="ABNT_20_-_20_Corpo_20_de_20_texto">
      <style:paragraph-properties fo:margin-left="0in" fo:margin-right="0in" fo:margin-top="0in" fo:margin-bottom="0.3543in" style:contextual-spacing="false" fo:text-align="center" style:justify-single-word="false" fo:text-indent="0in" style:auto-text-indent="false"/>
      <style:text-properties fo:text-transform="uppercase" style:font-name="Arial2" fo:font-family="Arial" style:font-style-name="Negrito" style:font-family-generic="swiss" style:font-pitch="variable" fo:font-weight="bold"/>
    </style:style>
    <style:style style:name="Texto_20_normal_20_do_20_trabalho" style:display-name="Texto normal do trabalho" style:family="paragraph" style:master-page-name="">
      <style:paragraph-properties fo:margin-left="0in" fo:margin-right="0in" fo:line-height="150%" fo:text-align="justify" style:justify-single-word="false" fo:text-indent="0.4925in" style:auto-text-indent="false" style:page-number="auto">
        <style:tab-stops/>
      </style:paragraph-properties>
      <style:text-properties fo:font-weight="normal" officeooo:rsid="00147501" style:font-weight-asian="bold" style:font-weight-complex="bold"/>
    </style:style>
    <style:style style:name="ABNT_20_-_20_Resumo" style:display-name="ABNT - Resumo" style:family="paragraph" style:parent-style-name="ABNT_20_-_20_Corpo_20_de_20_texto" style:master-page-name="">
      <style:paragraph-properties fo:margin-left="0in" fo:margin-right="0in" fo:text-indent="0in" style:auto-text-indent="false" style:page-number="auto"/>
    </style:style>
    <style:style style:name="ABNT_20_-_20_Citação_20_direta_20_longa" style:display-name="ABNT - Citação direta longa" style:family="paragraph" style:parent-style-name="ABNT_20_-_20_Corpo_20_de_20_texto" style:next-style-name="ABNT_20_-_20_Corpo_20_de_20_texto">
      <style:paragraph-properties fo:margin-left="1.5752in" fo:margin-right="0in" fo:margin-top="0.3937in" fo:margin-bottom="0.3937in" style:contextual-spacing="false" fo:line-height="100%" fo:text-indent="0in" style:auto-text-indent="false"/>
      <style:text-properties style:font-name="Arial3" fo:font-family="Arial" style:font-style-name="Normal" style:font-family-generic="swiss" style:font-pitch="variable" fo:font-size="10pt" officeooo:rsid="000efde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Citação_20_direta_20_longa" style:display-name="Citação direta longa" style:family="paragraph" style:parent-style-name="Text" style:default-outline-level="">
      <style:paragraph-properties fo:margin-left="1.5752in" fo:margin-right="0in" fo:margin-top="0.0835in" fo:margin-bottom="0.0835in" style:contextual-spacing="false" fo:line-height="100%" fo:text-align="justify" style:justify-single-word="false" fo:text-indent="0in" style:auto-text-indent="false"/>
    </style:style>
    <style:style style:name="Text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Figure" style:family="paragraph" style:parent-style-name="Caption" style:class="extra" style:master-page-name="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style:page-number="auto"/>
      <style:text-properties style:font-name="Arial3" fo:font-family="Arial" style:font-style-name="Normal" style:font-family-generic="swiss" style:font-pitch="variable" fo:font-style="normal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line-height="150%" fo:text-indent="0in" style:auto-text-indent="false" style:page-number="auto">
        <style:tab-stops>
          <style:tab-stop style:position="6.2992in" style:type="right" style:leader-style="dotted" style:leader-text="."/>
        </style:tab-stops>
      </style:paragraph-properties>
      <style:text-properties fo:text-transform="uppercase" style:font-name="Arial2" fo:font-family="Arial" style:font-style-name="Negrito" style:font-family-generic="swiss" style:font-pitch="variable" fo:font-weight="bold"/>
    </style:style>
    <style:style style:name="Contents_20_2" style:display-name="Contents 2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fo:text-transform="uppercase" style:font-name="Arial3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 style:master-page-name="">
      <style:paragraph-properties fo:margin-left="0in" fo:margin-right="0in" fo:line-height="150%" fo:text-indent="0in" style:auto-text-indent="false" style:page-number="auto">
        <style:tab-stops>
          <style:tab-stop style:position="5.9063in" style:type="right" style:leader-style="dotted" style:leader-text="."/>
        </style:tab-stops>
      </style:paragraph-properties>
      <style:text-properties style:font-name="Arial2" fo:font-family="Arial" style:font-style-name="Negrito" style:font-family-generic="swiss" style:font-pitch="variable" fo:font-weight="bold"/>
    </style:style>
    <style:style style:name="Contents_20_4" style:display-name="Contents 4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5.7098in" style:type="right" style:leader-style="dotted" style:leader-text="."/>
        </style:tab-stops>
      </style:paragraph-properties>
      <style:text-properties style:font-name="Arial3" fo:font-family="Arial" style:font-style-name="Normal" style:font-family-generic="swiss" style:font-pitch="variable"/>
    </style:style>
    <style:style style:name="Contents_20_5" style:display-name="Contents 5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5.5134in" style:type="right" style:leader-style="dotted" style:leader-text="."/>
        </style:tab-stops>
      </style:paragraph-properties>
      <style:text-properties style:font-name="Arial1" fo:font-family="Arial" style:font-style-name="Itálico" style:font-family-generic="swiss" style:font-pitch="variable" fo:font-style="italic"/>
    </style:style>
    <style:style style:name="ABNT_20_-_20_Fonte_20_ilustrações" style:display-name="ABNT - Fonte ilustrações" style:family="paragraph" style:parent-style-name="ABNT_20_-_20_Corpo_20_de_20_texto" style:next-style-name="ABNT_20_-_20_Corpo_20_de_20_texto" style:master-page-name="">
      <style:paragraph-properties fo:margin-left="0in" fo:margin-right="0in" fo:line-height="100%" fo:text-align="center" style:justify-single-word="false" fo:text-indent="0in" style:auto-text-indent="false" style:page-number="auto"/>
      <style:text-properties fo:font-size="10pt" officeooo:rsid="00159cc5"/>
    </style:style>
    <style:style style:name="ABNT_20_-_20_Fontes_20_ilustrações" style:display-name="ABNT - Fontes ilustrações" style:family="paragraph" style:next-style-name="ABNT_20_-_20_Corpo_20_de_20_texto" style:master-page-name="">
      <style:paragraph-properties fo:margin-top="0.0398in" fo:margin-bottom="0in" style:contextual-spacing="false" fo:text-align="center" style:justify-single-word="false" style:page-number="auto"/>
      <style:text-properties style:font-name="Arial3" fo:font-family="Arial" style:font-style-name="Normal" style:font-family-generic="swiss" style:font-pitch="variable" fo:font-size="10pt" officeooo:rsid="0017ce6e"/>
    </style:style>
    <style:style style:name="ABNT_20_-_20_Título_20_6" style:display-name="ABNT - Título 6" style:family="paragraph" style:parent-style-name="ABNT_20_-_20_Corpo_20_de_20_texto" style:next-style-name="ABNT_20_-_20_Corpo_20_de_20_texto" style:default-outline-level="6" style:master-page-name="">
      <style:paragraph-properties fo:margin-left="0in" fo:margin-right="0in" fo:margin-top="0in" fo:margin-bottom="0.3543in" style:contextual-spacing="false" fo:text-align="center" style:justify-single-word="false" fo:text-indent="0in" style:auto-text-indent="false" style:page-number="auto" fo:break-before="page"/>
      <style:text-properties fo:font-variant="normal" fo:text-transform="none" fo:font-weight="bold" officeooo:rsid="0017ec26"/>
    </style:style>
    <style:style style:name="Referências" style:family="paragraph" style:parent-style-name="Standard" style:default-outline-level="">
      <style:paragraph-properties fo:margin-top="0in" fo:margin-bottom="0in" style:contextual-spacing="false" fo:line-height="100%"/>
      <style:text-properties style:font-name="Times" fo:font-family="Times" style:font-family-generic="roman" style:font-pitch="variable" fo:font-size="12pt" style:font-size-asian="12pt"/>
    </style:style>
    <style:style style:name="ABNT_20_-_20_Referências" style:display-name="ABNT - Referências" style:family="paragraph" style:parent-style-name="ABNT_20_-_20_Corpo_20_de_20_texto" style:master-page-name="">
      <style:paragraph-properties fo:margin-left="0in" fo:margin-right="0in" fo:margin-top="0in" fo:margin-bottom="0.1965in" style:contextual-spacing="false" fo:line-height="100%" fo:text-align="start" style:justify-single-word="false" fo:text-indent="0in" style:auto-text-indent="false" style:page-number="auto"/>
      <style:text-properties officeooo:rsid="0017ec26"/>
    </style:style>
    <style:style style:name="Heading_20_6" style:display-name="Heading 6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in" fo:margin-right="0in" fo:line-height="150%" fo:text-align="start" style:justify-single-word="false" fo:text-indent="0in" style:auto-text-indent="false">
        <style:tab-stops>
          <style:tab-stop style:position="5.3165in" style:type="right" style:leader-style="dotted" style:leader-text="."/>
        </style:tab-stops>
      </style:paragraph-properties>
      <style:text-properties fo:font-variant="normal" fo:text-transform="none" style:font-name="Arial2" fo:font-family="Arial" style:font-style-name="Negrito" style:font-family-generic="swiss" style:font-pitch="variable" fo:font-weight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ABNT_20_-_20_Corpo_20_de_20_texto" style:class="extra" style:master-page-name="">
      <style:paragraph-properties fo:margin-left="0in" fo:margin-right="0in" fo:line-height="150%" fo:text-align="center" style:justify-single-word="false" fo:text-indent="0in" style:auto-text-indent="false" style:page-number="auto"/>
      <style:text-properties fo:font-size="12pt" officeooo:rsid="001d8c85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NT_20_-_20_Fontes_20_tabelas" style:display-name="ABNT - Fontes tabelas" style:family="paragraph" style:parent-style-name="ABNT_20_-_20_Corpo_20_de_20_texto">
      <style:paragraph-properties fo:margin-left="0in" fo:margin-right="0in" fo:margin-top="0.0398in" fo:margin-bottom="0in" style:contextual-spacing="false" fo:text-indent="0in" style:auto-text-indent="false"/>
      <style:text-properties fo:font-size="10pt" officeooo:rsid="001dc3bf"/>
    </style:style>
    <style:style style:name="Quadro" style:family="paragraph" style:parent-style-name="Caption">
      <style:paragraph-properties fo:margin-left="0in" fo:margin-right="0in" fo:text-align="center" style:justify-single-word="false" fo:text-indent="0in" style:auto-text-indent="false"/>
      <style:text-properties style:font-name="Arial3" fo:font-family="Arial" style:font-style-name="Normal" style:font-family-generic="swiss" style:font-pitch="variable" fo:font-style="normal"/>
    </style:style>
    <style:style style:name="Figure_20_Index_20_1" style:display-name="Figure Index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Normal" style:font-family-generic="roman" style:font-pitch="variable"/>
    </style:style>
    <style:style style:name="Table_20_index_20_1" style:display-name="Table index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Normal" style:font-family-generic="roman" style:font-pitch="variable"/>
    </style:style>
    <style:style style:name="Gráfico" style:family="paragraph" style:parent-style-name="Caption" style:master-page-name="">
      <style:paragraph-properties fo:margin-left="0in" fo:margin-right="0in" fo:margin-top="0in" fo:margin-bottom="0.0783in" style:contextual-spacing="false" fo:line-height="100%" fo:text-align="center" style:justify-single-word="false" fo:text-indent="0in" style:auto-text-indent="false" style:page-number="auto"/>
      <style:text-properties style:font-name="Arial3" fo:font-family="Arial" style:font-style-name="Normal" style:font-family-generic="swiss" style:font-pitch="variable" fo:font-style="normal"/>
    </style:style>
    <style:style style:name="ABNT_20_-_20_Folha_20_de_20_aprovação_20_-_20_Banca" style:display-name="ABNT - Folha de aprovação - Banca" style:family="paragraph" style:parent-style-name="ABNT_20_-_20_Folha_20_de_20_aprovação">
      <style:paragraph-properties fo:line-height="100%"/>
    </style:style>
    <style:style style:name="ABNT_20_-_20_Epígrafe_20_citação_20_longa" style:display-name="ABNT - Epígrafe citação longa" style:family="paragraph" style:parent-style-name="ABNT_20_-_20_Dedicatória" style:next-style-name="ABNT_20_-_20_Corpo_20_de_20_texto" style:master-page-name="">
      <style:paragraph-properties fo:margin-left="1.5752in" fo:margin-right="0in" fo:line-height="100%" fo:text-indent="0in" style:auto-text-indent="false" style:page-number="auto"/>
      <style:text-properties fo:font-size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Normal" style:font-family-generic="roman" style:font-pitch="variable"/>
    </style:style>
    <style:style style:name="ABNT_20_-_20_Lista_20_de_20_abreviaturas" style:display-name="ABNT - Lista de abreviaturas" style:family="paragraph" style:parent-style-name="ABNT_20_-_20_Corpo_20_de_20_texto">
      <style:paragraph-properties fo:margin-left="0in" fo:margin-right="0in" fo:text-align="start" style:justify-single-word="false" fo:text-indent="0in" style:auto-text-indent="false"/>
    </style:style>
    <style:style style:name="Folha_20_de_20_rosto_20_-_20_Natureza_20_do_20_trabalho" style:display-name="Folha de rosto - Natureza do trabalho" style:family="text">
      <style:text-properties style:font-name="Times New Roman2" fo:font-family="'Times New Roman'" style:font-style-name="Negrito" style:font-family-generic="roman" style:font-pitch="variable" fo:font-size="10pt" fo:font-weight="normal" officeooo:rsid="001513ad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ha_20_de_20_rosto_20_-_20_Orientador" style:display-name="Folha de rosto - Orientador" style:family="text">
      <style:text-properties style:font-name="Times New Roman2" fo:font-family="'Times New Roman'" style:font-style-name="Negrito" style:font-family-generic="roman" style:font-pitch="variable" fo:font-weight="normal" officeooo:rsid="00147501" style:font-weight-asian="normal" style:font-weight-complex="normal"/>
    </style:style>
    <style:style style:name="Numbering_20_Symbols" style:display-name="Numbering Symbols" style:family="text"/>
    <style:style style:name="Dedicatória_20_e_20_epígrafe" style:display-name="Dedicatória e epígrafe" style:family="text">
      <style:text-properties style:font-name="Times New Roman2" fo:font-family="'Times New Roman'" style:font-style-name="Negrito" style:font-family-generic="roman" style:font-pitch="variable" fo:font-weight="normal" officeooo:rsid="0019af48" style:font-weight-asian="normal" style:font-weight-complex="normal"/>
    </style:style>
    <style:style style:name="Texto_20_normal_20_do_20_trabalho" style:display-name="Texto normal do trabalho" style:family="text">
      <style:text-properties style:font-name="Times New Roman2" fo:font-family="'Times New Roman'" style:font-style-name="Negrito" style:font-family-generic="roman" style:font-pitch="variable" fo:font-weight="normal" officeooo:rsid="0019eff7" style:font-weight-asian="normal" style:font-weight-complex="normal"/>
    </style:style>
    <style:style style:name="Default_20_Paragraph_20_Font" style:display-name="Default Paragraph Font" style:family="text"/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ABNT_20_-_20_Título_20_ilustrações" style:display-name="ABNT - Título ilustrações" style:family="text">
      <style:text-properties style:font-name="Times New Roman4" fo:font-family="'Times New Roman'" style:font-style-name="Normal" style:font-family-generic="roman" style:font-pitch="variable" officeooo:rsid="00193578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"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Index" style:page-layout-name="Mpm2" draw:style-name="Mdp1">
      <style:header>
        <text:p text:style-name="MP1"><text:page-number text:select-page="current">6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9T10:13:14.639000000</meta:creation-date>
    <meta:editing-duration>PT2M54S</meta:editing-duration>
    <meta:editing-cycles>4</meta:editing-cycles>
    <meta:generator>LibreOffice/7.3.7.2$Linux_X86_64 LibreOffice_project/30$Build-2</meta:generator>
    <dc:date>2024-05-24T17:44:59.462140426</dc:date>
    <meta:document-statistic meta:table-count="0" meta:image-count="0" meta:object-count="0" meta:page-count="6" meta:paragraph-count="38" meta:word-count="557" meta:character-count="3480" meta:non-whitespace-character-count="2964"/>
  </office:meta>
</office:document-meta>
</file>